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932" officeooo:paragraph-rsid="0003d932"/>
    </style:style>
    <style:style style:name="P2" style:family="paragraph" style:parent-style-name="Standard">
      <style:text-properties officeooo:rsid="0005bd7e" officeooo:paragraph-rsid="0005bd7e"/>
    </style:style>
    <style:style style:name="T1" style:family="text">
      <style:text-properties officeooo:rsid="0005b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nings: [papers with more than 8 pages excluding references will be rejected without review]</text:p>
      <text:p text:style-name="P1"/>
      <text:p text:style-name="P1">Specifications: [4000 char abstract], [max 30/50 MB PDF], [100 MB max supp materials], [<text:span text:style-name="T1">do not cite public codebase but say code will be made publicly available], </text:span></text:p>
      <text:p text:style-name="P1"/>
      <text:p text:style-name="P1">CVPR Related Topics: [Computer vision theory], [deep learning techniques], [low-level vision], [machine-learning, general], [Recognition: Detection, Categorization, Retrieval], [Representation learning], [statistical learning], [others] </text:p>
      <text:p text:style-name="P1"/>
      <text:p text:style-name="P1">Abstract</text:p>
      <text:p text:style-name="P1"/>
      <text:p text:style-name="P1">Introduction</text:p>
      <text:p text:style-name="P1"/>
      <text:p text:style-name="P2">Related work</text:p>
      <text:p text:style-name="P2"/>
      <text:p text:style-name="P2">Method (architecture, loss functions, ...)</text:p>
      <text:p text:style-name="P2"/>
      <text:p text:style-name="P2">Experiments (datasets, implementation details, comparison with state of art, qualitative results: )</text:p>
      <text:p text:style-name="P2"/>
      <text:p text:style-name="P2">Discussion</text:p>
      <text:p text:style-name="P2"/>
      <text:p text:style-name="P2">Conclusion</text:p>
      <text:p text:style-name="P2"/>
      <text:p text:style-name="P2">Acknowledgements (not camera-ready)</text:p>
      <text:p text:style-name="P2"/>
      <text:p text:style-name="P2">References</text:p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42:25.925002429</meta:creation-date>
    <meta:generator>LibreOffice/5.1.6.2$Linux_X86_64 LibreOffice_project/10m0$Build-2</meta:generator>
    <dc:date>2018-10-15T23:22:41.698445967</dc:date>
    <meta:editing-duration>PT8H18M39S</meta:editing-duration>
    <meta:editing-cycles>1</meta:editing-cycles>
    <meta:document-statistic meta:table-count="0" meta:image-count="0" meta:object-count="0" meta:page-count="1" meta:paragraph-count="12" meta:word-count="89" meta:character-count="732" meta:non-whitespace-character-count="653"/>
  </office:meta>
</office:document-meta>
</file>